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celWithoutDemandCodecTests.cancelWithEncoderHttpMessageWriterAnd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celWithoutDemandCodecTests.cancelWithMultipar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ncelWithoutDemandCodecTests.cancelWithJaxb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cellingOutputMessage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ncellingOutputMessage.CancellingOutputMessag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WithoutDemandCodecTests.cancelWithProtobuf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ncelWithoutDemandCodecTests.cancelWithS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eroDemand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ncellingOut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lingOutputMessag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lingOutputMessage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lingOutputMessage.writeWith( Publisher &lt; ? extends DataBuffer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cellingOutputMessage.writeAndFlushWith( Publisher &lt; ? extends Publisher &lt; ? extends DataBuffer &gt;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celWithoutDemandCodecTests.cancelWithJack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celWithoutDemandCodec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Message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ncelWithoutDemandCodecTests.cancelWithProtobuf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ncellingOutputMessage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